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438a" officeooo:paragraph-rsid="000143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a vez conheci um iadorai. O problema é que iadorais não existem, e parecem não fazer sentido nenhum para os humanos em geral, apenas alguns infelizes os entendem por instantes ao longo dos tempos. Dizem coisas dífíceis de entender, impossíveis de traduzir ou escrever, a compreensão é simplesmete levada ao limite quando se trata de entender o conhecimento sobre 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9:43:21.435478222</meta:creation-date>
    <dc:date>2016-04-21T19:47:04.256724207</dc:date>
    <meta:editing-duration>PT3M43S</meta:editing-duration>
    <meta:editing-cycles>1</meta:editing-cycles>
    <meta:document-statistic meta:table-count="0" meta:image-count="0" meta:object-count="0" meta:page-count="1" meta:paragraph-count="1" meta:word-count="60" meta:character-count="373" meta:non-whitespace-character-count="313"/>
    <meta:generator>LibreOffice/5.0.5.2$Linux_X86_64 LibreOffice_project/00m0$Build-2</meta:generator>
  </office:meta>
</office:document-meta>
</file>